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article</text:p>
          </table:table-cell>
          <table:table-cell office:value-type="string" calcext:value-type="string">
            <text:p>Mass [eV]</text:p>
          </table:table-cell>
          <table:table-cell office:value-type="string" calcext:value-type="string">
            <text:p>Area [mm²]</text:p>
          </table:table-cell>
          <table:table-cell office:value-type="string" calcext:value-type="string">
            <text:p>Radius [mm]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</text:p>
          </table:table-cell>
          <table:table-cell office:value-type="float" office:value="0.8" calcext:value-type="float">
            <text:p>0.8</text:p>
          </table:table-cell>
          <table:table-cell table:formula="of:=0.1/[.B5]*[.B3]" office:value-type="float" office:value="0.000156555772994129" calcext:value-type="float">
            <text:p>0.000156555772994</text:p>
          </table:table-cell>
          <table:table-cell table:formula="of:=[.C3]^(1/3)(/3.1415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11" calcext:value-type="float">
            <text:p>511</text:p>
          </table:table-cell>
          <table:table-cell table:formula="of:=[.$C$3]/[.$B$3]*[.B5]" office:value-type="float" office:value="0.1" calcext:value-type="float">
            <text:p>0.1</text:p>
          </table:table-cell>
          <table:table-cell table:formula="of:=SQRT([.C5])/3.1415" office:value-type="float" office:value="0.100661392970504" calcext:value-type="float">
            <text:p>0.100661392970504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table:style-name="ce1" office:value-type="float" office:value="105660000" calcext:value-type="float">
            <text:p>1.06E+08</text:p>
          </table:table-cell>
          <table:table-cell table:formula="of:=[.$C$3]/[.$B$3]*[.B6]" office:value-type="float" office:value="20677.1037181996" calcext:value-type="float">
            <text:p>20677.1037181996</text:p>
          </table:table-cell>
          <table:table-cell table:formula="of:=SQRT([.C6])/3.1415" office:value-type="float" office:value="45.7728325972779" calcext:value-type="float">
            <text:p>45.7728325972779</text:p>
          </table:table-cell>
        </table:table-row>
        <table:table-row table:style-name="ro1">
          <table:table-cell office:value-type="string" calcext:value-type="string">
            <text:p>tau</text:p>
          </table:table-cell>
          <table:table-cell table:style-name="ce1" office:value-type="float" office:value="1777000000" calcext:value-type="float">
            <text:p>1.78E+09</text:p>
          </table:table-cell>
          <table:table-cell table:formula="of:=[.$C$3]/[.$B$3]*[.B7]" office:value-type="float" office:value="347749.510763209" calcext:value-type="float">
            <text:p>347749.510763209</text:p>
          </table:table-cell>
          <table:table-cell table:formula="of:=SQRT([.C7])/3.1415" office:value-type="float" office:value="187.713799274083" calcext:value-type="float">
            <text:p>187.71379927408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</text:p>
          </table:table-cell>
          <table:table-cell table:style-name="ce1" office:value-type="float" office:value="2160000" calcext:value-type="float">
            <text:p>2.16E+06</text:p>
          </table:table-cell>
          <table:table-cell table:formula="of:=[.$C$3]/[.$B$3]*[.B9]" office:value-type="float" office:value="422.700587084149" calcext:value-type="float">
            <text:p>422.700587084149</text:p>
          </table:table-cell>
          <table:table-cell table:formula="of:=SQRT([.C9])/3.1415" office:value-type="float" office:value="6.5445435414939" calcext:value-type="float">
            <text:p>6.544543541493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1" office:value-type="float" office:value="1270000000" calcext:value-type="float">
            <text:p>1.27E+09</text:p>
          </table:table-cell>
          <table:table-cell table:formula="of:=[.$C$3]/[.$B$3]*[.B10]" office:value-type="float" office:value="248532.28962818" calcext:value-type="float">
            <text:p>248532.28962818</text:p>
          </table:table-cell>
          <table:table-cell table:formula="of:=SQRT([.C10])/3.1415" office:value-type="float" office:value="158.691748880388" calcext:value-type="float">
            <text:p>158.691748880388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style-name="ce1" office:value-type="float" office:value="172700000000" calcext:value-type="float">
            <text:p>1.73E+11</text:p>
          </table:table-cell>
          <table:table-cell table:formula="of:=[.$C$3]/[.$B$3]*[.B11]" office:value-type="float" office:value="33796477.4951076" calcext:value-type="float">
            <text:p>33796477.4951076</text:p>
          </table:table-cell>
          <table:table-cell table:formula="of:=SQRT([.C11])/3.1415" office:value-type="float" office:value="1850.54075727382" calcext:value-type="float">
            <text:p>1850.5407572738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table:style-name="ce1" office:value-type="float" office:value="4670000" calcext:value-type="float">
            <text:p>4.67E+06</text:p>
          </table:table-cell>
          <table:table-cell table:formula="of:=[.$C$3]/[.$B$3]*[.B13]" office:value-type="float" office:value="913.894324853229" calcext:value-type="float">
            <text:p>913.894324853229</text:p>
          </table:table-cell>
          <table:table-cell table:formula="of:=SQRT([.C13])/3.1415" office:value-type="float" office:value="9.62300975761663" calcext:value-type="float">
            <text:p>9.6230097576166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style-name="ce1" office:value-type="float" office:value="93400000" calcext:value-type="float">
            <text:p>9.34E+07</text:p>
          </table:table-cell>
          <table:table-cell table:formula="of:=[.$C$3]/[.$B$3]*[.B14]" office:value-type="float" office:value="18277.8864970646" calcext:value-type="float">
            <text:p>18277.8864970646</text:p>
          </table:table-cell>
          <table:table-cell table:formula="of:=SQRT([.C14])/3.1415" office:value-type="float" office:value="43.0354079323491" calcext:value-type="float">
            <text:p>43.035407932349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1" office:value-type="float" office:value="4180000000" calcext:value-type="float">
            <text:p>4.18E+09</text:p>
          </table:table-cell>
          <table:table-cell table:formula="of:=[.$C$3]/[.$B$3]*[.B15]" office:value-type="float" office:value="818003.913894325" calcext:value-type="float">
            <text:p>818003.913894325</text:p>
          </table:table-cell>
          <table:table-cell table:formula="of:=SQRT([.C15])/3.1415" office:value-type="float" office:value="287.899311822992" calcext:value-type="float">
            <text:p>287.89931182299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" calcext:value-type="float">
            <text:p>0</text:p>
          </table:table-cell>
          <table:table-cell table:formula="of:=[.$C$3]/[.$B$3]*[.B17]" office:value-type="float" office:value="0" calcext:value-type="float">
            <text:p>0</text:p>
          </table:table-cell>
          <table:table-cell table:formula="of:=SQRT([.C17])/3.14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float" office:value="80400000000" calcext:value-type="float">
            <text:p>8.04E+10</text:p>
          </table:table-cell>
          <table:table-cell table:formula="of:=[.$C$3]/[.$B$3]*[.B18]" office:value-type="float" office:value="15733855.18591" calcext:value-type="float">
            <text:p>15733855.18591</text:p>
          </table:table-cell>
          <table:table-cell table:formula="of:=SQRT([.C18])/3.1415" office:value-type="float" office:value="1262.64281065904" calcext:value-type="float">
            <text:p>1262.64281065904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style-name="ce1" office:value-type="float" office:value="91200000000" calcext:value-type="float">
            <text:p>9.12E+10</text:p>
          </table:table-cell>
          <table:table-cell table:formula="of:=[.$C$3]/[.$B$3]*[.B19]" office:value-type="float" office:value="17847358.1213307" calcext:value-type="float">
            <text:p>17847358.1213307</text:p>
          </table:table-cell>
          <table:table-cell table:formula="of:=SQRT([.C19])/3.1415" office:value-type="float" office:value="1344.77586167417" calcext:value-type="float">
            <text:p>1344.77586167417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formula="of:=[.$C$3]/[.$B$3]*[.B20]" office:value-type="float" office:value="0" calcext:value-type="float">
            <text:p>0</text:p>
          </table:table-cell>
          <table:table-cell table:formula="of:=SQRT([.C20])/3.14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style-name="ce1" office:value-type="float" office:value="125300000000" calcext:value-type="float">
            <text:p>1.25E+11</text:p>
          </table:table-cell>
          <table:table-cell table:formula="of:=[.$C$3]/[.$B$3]*[.B21]" office:value-type="float" office:value="24520547.9452055" calcext:value-type="float">
            <text:p>24520547.9452055</text:p>
          </table:table-cell>
          <table:table-cell table:formula="of:=SQRT([.C21])/3.1415" office:value-type="float" office:value="1576.2606045497" calcext:value-type="float">
            <text:p>1576.2606045497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Darts Analogy</text:p>
          </table:table-cell>
          <table:table-cell/>
          <table:table-cell office:value-type="string" calcext:value-type="string">
            <text:p>Area [cm²]</text:p>
          </table:table-cell>
          <table:table-cell office:value-type="string" calcext:value-type="string">
            <text:p>Radius [cm]</text:p>
          </table:table-cell>
        </table:table-row>
        <table:table-row table:style-name="ro1">
          <table:table-cell office:value-type="string" calcext:value-type="string">
            <text:p>Bull`s eye</text:p>
          </table:table-cell>
          <table:table-cell/>
          <table:table-cell table:formula="of:=[.D27]^2*PI()" office:value-type="float" office:value="1.26676869774374" calcext:value-type="float">
            <text:p>1.26676869774374</text:p>
          </table:table-cell>
          <table:table-cell table:formula="of:=1.27/2" office:value-type="float" office:value="0.635" calcext:value-type="float">
            <text:p>0.6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30">00.00.0000</text:date>, <text:time style:data-style-name="N2" text:time-value="20:00:22.3548474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1T15:48:15.763173433</meta:creation-date>
    <meta:generator>LibreOffice/6.4.7.2$Linux_X86_64 LibreOffice_project/40$Build-2</meta:generator>
    <dc:date>2022-11-30T04:19:12.639688360</dc:date>
    <meta:editing-duration>PT8H36M54S</meta:editing-duration>
    <meta:editing-cycles>5</meta:editing-cycles>
    <meta:document-statistic meta:table-count="1" meta:cell-count="70" meta:object-count="0"/>
  </office:meta>
</office:document-meta>
</file>